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heads_20_2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heads_20_2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.5cm" svg:height="1.149cm" svg:x="3.31cm" svg:y="13.183cm">
          <text:p text:style-name="P1"><text:span text:style-name="T1">texto</text:span></text:p>
          <text:p text:style-name="P1"><text:span text:style-name="T1">Input</text:span></text:p>
        </draw:rect>
        <draw:rect draw:style-name="gr1" draw:text-style-name="P2" draw:layer="layout" svg:width="3.175cm" svg:height="1.147cm" svg:x="5.445cm" svg:y="13.188cm">
          <text:p text:style-name="P1"><text:span text:style-name="T1">lexer</text:span></text:p>
          <text:p text:style-name="P1"><text:span text:style-name="T1">Análise Léxica</text:span></text:p>
        </draw:rect>
        <draw:rect draw:style-name="gr1" draw:text-style-name="P2" draw:layer="layout" svg:width="1.905cm" svg:height="1.147cm" svg:x="9.89cm" svg:y="13.188cm">
          <text:p text:style-name="P1"><text:span text:style-name="T1">tokens</text:span></text:p>
        </draw:rect>
        <draw:line draw:style-name="gr2" draw:text-style-name="P2" draw:layer="layout" svg:x1="8.62cm" svg:y1="13.7cm" svg:x2="9.89cm" svg:y2="13.7cm">
          <text:p/>
        </draw:line>
        <draw:line draw:style-name="gr2" draw:text-style-name="P2" draw:layer="layout" svg:x1="4.81cm" svg:y1="13.7cm" svg:x2="5.445cm" svg:y2="13.7cm">
          <text:p/>
        </draw:line>
        <draw:line draw:style-name="gr2" draw:text-style-name="P2" draw:layer="layout" svg:x1="11.795cm" svg:y1="13.7cm" svg:x2="12.43cm" svg:y2="13.7cm">
          <text:p/>
        </draw:line>
        <draw:rect draw:style-name="gr1" draw:text-style-name="P2" draw:layer="layout" svg:width="3.723cm" svg:height="1.147cm" svg:x="12.43cm" svg:y="13.188cm">
          <text:p text:style-name="P1"><text:span text:style-name="T1">parser</text:span></text:p>
          <text:p text:style-name="P1"><text:span text:style-name="T1">Análise Sintática</text:span></text:p>
        </draw:rect>
        <draw:frame draw:style-name="gr3" draw:layer="layout" svg:width="0.959cm" svg:height="0.569cm" svg:x="8.62cm" svg:y="13.7cm">
          <draw:text-box>
            <text:p><text:span text:style-name="T2">cria</text:span></text:p>
          </draw:text-box>
        </draw:frame>
        <draw:rect draw:style-name="gr1" draw:text-style-name="P2" draw:layer="layout" svg:width="1.905cm" svg:height="1.27cm" svg:x="13.7cm" svg:y="15.605cm">
          <text:p text:style-name="P1"><text:span text:style-name="T1">AST</text:span></text:p>
          <text:p text:style-name="P1"><text:span text:style-name="T1">RI</text:span></text:p>
        </draw:rect>
        <draw:line draw:style-name="gr4" draw:text-style-name="P1" draw:layer="layout" svg:x1="14.335cm" svg:y1="14.335cm" svg:x2="14.335cm" svg:y2="15.605cm">
          <text:p/>
        </draw:line>
        <draw:rect draw:style-name="gr1" draw:text-style-name="P2" draw:layer="layout" svg:width="2.54cm" svg:height="1.27cm" svg:x="9.89cm" svg:y="15.605cm">
          <text:p text:style-name="P1"><text:span text:style-name="T1">TG</text:span></text:p>
          <text:p text:style-name="P1"><text:span text:style-name="T1">Tree Parser</text:span></text:p>
        </draw:rect>
        <draw:line draw:style-name="gr4" draw:text-style-name="P1" draw:layer="layout" svg:x1="13.7cm" svg:y1="16.24cm" svg:x2="12.43cm" svg:y2="16.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heads_20_2" draw:display-name="Arrowheads 2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runo Azevedo</meta:initial-creator>
    <meta:creation-date>2012-07-05T20:57:44</meta:creation-date>
    <dc:date>2012-07-05T21:20:55</dc:date>
    <dc:creator>Bruno Azevedo</dc:creator>
    <meta:editing-duration>PT23M11S</meta:editing-duration>
    <meta:editing-cycles>3</meta:editing-cycles>
    <meta:generator>LibreOffice/3.3$Linux LibreOffice_project/330m19$Build-401</meta:generator>
    <meta:document-statistic meta:object-count="12"/>
  </office:meta>
</office:document-meta>
</file>